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74" calcext:value-type="float">
            <text:p>1074</text:p>
          </table:table-cell>
          <table:table-cell table:style-name="ce7" table:formula="of:=COUNTIF([.B7:.B1095];&quot;X&quot;)" office:value-type="float" office:value="921" calcext:value-type="float">
            <text:p>921</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38" calcext:value-type="float">
            <text:p>113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5">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3"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0">00/00/0000</text:date>, <text:time style:data-style-name="N2" text:time-value="18:52:42.93771491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20T18:54:15.649926186</dc:date>
    <meta:editing-duration>P1DT5H12M54S</meta:editing-duration>
    <meta:editing-cycles>1075</meta:editing-cycles>
    <meta:document-statistic meta:table-count="1" meta:cell-count="6471" meta:object-count="0"/>
  </office:meta>
</office:document-meta>
</file>